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6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13]-[.F13]" office:value-type="float" office:value="190" calcext:value-type="float">
            <text:p>1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3])" office:value-type="float" office:value="190" calcext:value-type="float">
            <text:p>19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5.458476192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5.4598385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5-08-01T14:40:55.818037052</dc:date>
    <meta:print-date>2020-01-06T16:40:18.085000000</meta:print-date>
    <dc:language>pt-PT</dc:language>
    <meta:editing-cycles>390</meta:editing-cycles>
    <meta:editing-duration>P1DT5H22M3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